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726cm" fo:min-width="1.476cm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0.47cm" fo:min-width="0.2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43cm"/>
    </style:style>
    <style:style style:name="gr5" style:family="graphic" style:parent-style-name="standard">
      <style:graphic-properties draw:stroke="dash" draw:stroke-dash="_32__20_Dots_20_1_20_Dash" draw:fill-color="#000000" draw:opacity="0%" draw:textarea-horizontal-align="justify" draw:textarea-vertical-align="middle" draw:auto-grow-height="false" fo:min-height="2.29cm" fo:min-width="10.93cm" draw:shadow-opacity="0%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000000" draw:opacity="0%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text-position="0% 10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794cm" svg:height="2.794cm" svg:x="1.778cm" svg:y="7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794cm" svg:height="2.794cm" svg:x="17.018cm" svg:y="7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794cm" svg:height="2.794cm" svg:x="11.938cm" svg:y="7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794cm" svg:height="2.794cm" svg:x="6.858cm" svg:y="7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14.097cm" svg:y="2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6.477cm" svg:y="2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9.017cm" svg:y="2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11.557cm" svg:y="2.0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.243cm" svg:height="0.962cm" svg:x="2.54cm" svg:y="8.382cm">
          <draw:text-box>
            <text:p>T<text:span text:style-name="T1">1</text:span></text:p>
          </draw:text-box>
        </draw:frame>
        <draw:frame draw:style-name="gr4" draw:text-style-name="P3" draw:layer="layout" svg:width="1.243cm" svg:height="0.962cm" svg:x="7.647cm" svg:y="8.382cm">
          <draw:text-box>
            <text:p>T2</text:p>
          </draw:text-box>
        </draw:frame>
        <draw:frame draw:style-name="gr4" draw:text-style-name="P3" draw:layer="layout" svg:width="1.243cm" svg:height="0.962cm" svg:x="12.727cm" svg:y="8.382cm">
          <draw:text-box>
            <text:p>T3</text:p>
          </draw:text-box>
        </draw:frame>
        <draw:frame draw:style-name="gr4" draw:text-style-name="P3" draw:layer="layout" svg:width="1.243cm" svg:height="0.962cm" svg:x="17.78cm" svg:y="8.309cm">
          <draw:text-box>
            <text:p>T4</text:p>
          </draw:text-box>
        </draw:frame>
        <draw:custom-shape draw:style-name="gr5" draw:text-style-name="P4" draw:layer="layout" svg:width="11.43cm" svg:height="2.54cm" svg:x="5.08cm" svg:y="1.27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283cm" svg:height="0.962cm" svg:x="16.529cm" svg:y="2.032cm">
          <draw:text-box>
            <text:p>CubedOS</text:p>
          </draw:text-box>
        </draw:frame>
        <draw:line draw:style-name="gr7" draw:text-style-name="P5" draw:layer="layout" svg:x1="6.604cm" svg:y1="3.048cm" svg:x2="3.937cm" svg:y2="7.62cm">
          <text:p/>
        </draw:line>
        <draw:line draw:style-name="gr7" draw:text-style-name="P5" draw:layer="layout" svg:x1="9.271cm" svg:y1="3.175cm" svg:x2="8.255cm" svg:y2="7.493cm">
          <text:p/>
        </draw:line>
        <draw:line draw:style-name="gr7" draw:text-style-name="P5" draw:layer="layout" svg:x1="12.192cm" svg:y1="3.175cm" svg:x2="13.335cm" svg:y2="7.493cm">
          <text:p/>
        </draw:line>
        <draw:line draw:style-name="gr7" draw:text-style-name="P5" draw:layer="layout" svg:x1="14.986cm" svg:y1="3.048cm" svg:x2="17.526cm" svg:y2="7.62cm">
          <text:p/>
        </draw:line>
        <draw:line draw:style-name="gr7" draw:text-style-name="P5" draw:layer="layout" svg:x1="4.445cm" svg:y1="8.001cm" svg:x2="11.557cm" svg:y2="2.921cm">
          <text:p/>
        </draw:line>
        <draw:line draw:style-name="gr7" draw:text-style-name="P5" draw:layer="layout" svg:x1="9.017cm" svg:y1="7.493cm" svg:x2="11.811cm" svg:y2="3.048cm">
          <text:p/>
        </draw:line>
        <draw:line draw:style-name="gr7" draw:text-style-name="P5" draw:layer="layout" svg:x1="12.573cm" svg:y1="7.62cm" svg:x2="9.779cm" svg:y2="3.048cm">
          <text:p/>
        </draw:line>
        <draw:line draw:style-name="gr7" draw:text-style-name="P5" draw:layer="layout" svg:x1="13.716cm" svg:y1="7.493cm" svg:x2="14.605cm" svg:y2="3.175cm">
          <text:p/>
        </draw:line>
        <draw:line draw:style-name="gr7" draw:text-style-name="P5" draw:layer="layout" svg:x1="17.272cm" svg:y1="8.001cm" svg:x2="10.033cm" svg:y2="2.92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ter Chapin</meta:initial-creator>
    <meta:creation-date>2015-06-06T08:26:20.034000000</meta:creation-date>
    <dc:date>2015-06-06T14:13:44.356000000</dc:date>
    <dc:creator>Peter Chapin</dc:creator>
    <meta:editing-duration>PT16M26S</meta:editing-duration>
    <meta:editing-cycles>3</meta:editing-cycles>
    <meta:generator>LibreOffice/4.4.2.2$Windows_x86 LibreOffice_project/c4c7d32d0d49397cad38d62472b0bc8acff48dd6</meta:generator>
    <meta:document-statistic meta:object-count="23"/>
  </office:meta>
</office:document-meta>
</file>